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0.49pt"/>
    </style:style>
    <style:style style:name="co3" style:family="table-column">
      <style:table-column-properties fo:break-before="auto" style:column-width="23.64pt"/>
    </style:style>
    <style:style style:name="co4" style:family="table-column">
      <style:table-column-properties fo:break-before="auto" style:column-width="20.49pt"/>
    </style:style>
    <style:style style:name="co5" style:family="table-column">
      <style:table-column-properties fo:break-before="auto" style:column-width="26.79pt"/>
    </style:style>
    <style:style style:name="co6" style:family="table-column">
      <style:table-column-properties fo:break-before="auto" style:column-width="29.14pt"/>
    </style:style>
    <style:style style:name="co7" style:family="table-column">
      <style:table-column-properties fo:break-before="auto" style:column-width="35.4pt"/>
    </style:style>
    <style:style style:name="co8" style:family="table-column">
      <style:table-column-properties fo:break-before="auto" style:column-width="43.9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51.8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pt"/>
    </style:style>
    <style:style style:name="ce23" style:family="table-cell" style:parent-style-name="Default" style:data-style-name="N127">
      <style:table-cell-properties style:text-align-source="fix" style:repeat-content="false" fo:border="non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531.04pt" svg:height="193.49pt" svg:x="610.44pt" svg:y="156.64pt">
            <loext:p draw:notify-on-update-of-ranges="'2015-2016'.A2:'2015-2016'.A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09/10/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09/10/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09/14/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09/14/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09/28/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09/28/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10/04/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10/04/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10/07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10/07/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11/06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1/12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1/12/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1/19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1/19/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11/23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01/2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01/21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02/10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02/10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02/14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02/16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02/25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02/25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3/07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3/07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03/13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04/1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04/11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04/15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04/15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04/18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04/18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04/19/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438.86pt" svg:height="193.49pt" svg:x="627pt" svg:y="28.66pt">
            <loext:p draw:notify-on-update-of-ranges="'2016-2017'.A2:'2016-2017'.A49 '2016-2017'.Q1:'2016-2017'.Q1 '2016-2017'.Q2:'2016-2017'.Q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09/12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09/12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09/23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09/23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09/26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09/26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09/29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09/29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11/04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11/04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1/17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1/17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11/2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12/04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12/04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12/05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12/05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01/24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2/0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2/06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02/19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02/19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02/21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02/21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02/27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3/0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3/06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3/08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03/12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03/12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03/22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4/0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04/11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1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04/11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1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04/23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1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5/03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1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5/03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1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5/04/2017</text:p>
          </table:table-cell>
          <table:table-cell table:number-columns-repeated="15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438.86pt" svg:height="193.49pt" svg:x="627pt" svg:y="28.66pt">
            <loext:p draw:notify-on-update-of-ranges="'2017-2018'.A2:'2017-2018'.A4 '2017-2018'.Q1:'2017-2018'.Q1 '2017-2018'.Q2:'2017-2018'.Q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09/11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/>
          <table:table-cell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>
          <table:table-cell office:value-type="date" office:date-value="2017-09-11" calcext:value-type="date">
            <text:p>09/11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1" calcext:value-type="float">
            <text:p>1</text:p>
          </table:table-cell>
          <table:table-cell/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>
          <table:table-cell office:value-type="date" office:date-value="2017-09-12" calcext:value-type="date">
            <text:p>09/12/2017</text:p>
          </table:table-cell>
          <table:table-cell table:number-columns-repeated="15"/>
          <table:table-cell table:formula="of:=IF([.A4] = [.A3] ; [.Q3] ; [.Q3] + [.P3] + IF ([.A3] = [.A2] ; [.P2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104857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5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25">
      <style:text-properties fo:color="#ff0000"/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7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27">
      <style:text-properties fo:color="#ff0000"/>
      <number:text>-</number:text>
      <number:number number:decimal-places="0" loext:min-decimal-places="0" number:min-integer-digits="1"/>
      <style:map style:condition="value()&gt;=0" style:apply-style-name="N127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21:28:47.82885664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51</meta:editing-cycles>
    <meta:editing-duration>PT3H49M45S</meta:editing-duration>
    <dc:title>Saison Ekkart</dc:title>
    <dc:date>2017-09-12T21:39:48.112600203</dc:date>
    <meta:generator>LibreOffice/5.1.6.2$Linux_X86_64 LibreOffice_project/10m0$Build-2</meta:generator>
    <meta:document-statistic meta:table-count="3" meta:cell-count="137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7-2018'.A2:'2017-2018'.A4 '2017-2018'.Q1:'2017-2018'.Q4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7-2018'.A2:'2017-2018'.A4"/>
          </chart:axis>
          <chart:axis chart:dimension="y" chart:name="primary-y" chart:style-name="ch5"/>
          <chart:series chart:style-name="ch6" chart:values-cell-range-address="'2017-2018'.Q2:'2017-2018'.Q4" chart:label-cell-address="'2017-2018'.Q1:'2017-2018'.Q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4</svg:desc>
                </draw:g>
              </table:table-cell>
              <table:table-cell office:value-type="float" office:value="1589">
                <text:p>1589</text:p>
                <draw:g>
                  <svg:desc>'2017-2018'.Q2:'2017-2018'.Q4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